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Tango_20_Green" draw:opacity="100%" draw:textarea-horizontal-align="justify" draw:textarea-vertical-align="middle" draw:auto-grow-height="false" draw:shadow-offset-x="0.203cm" draw:shadow-offset-y="0.203cm" draw:shadow-opacity="100%"/>
    </style:style>
    <style:style style:name="gr2" style:family="graphic" style:parent-style-name="standard">
      <style:graphic-properties svg:stroke-color="#000000" draw:fill="gradient" draw:fill-gradient-name="Tango_20_Red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svg:stroke-color="#000000" draw:fill="none" draw:fill-color="#ffffff" fo:min-height="0.534cm"/>
    </style:style>
    <style:style style:name="gr5" style:family="graphic" style:parent-style-name="standard">
      <style:graphic-properties svg:stroke-width="0.102cm" svg:stroke-color="#ff3333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6" style:family="graphic" style:parent-style-name="standard">
      <style:graphic-properties svg:stroke-width="0.102cm" svg:stroke-color="#00cc00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7" style:family="graphic" style:parent-style-name="objectwithoutfill">
      <style:graphic-properties draw:stroke="dash" draw:stroke-dash="Ultrafine_20_Dashed"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draw:stroke="dash" draw:stroke-dash="Ultrafine_20_Dashed" svg:stroke-color="#00cc00" draw:fill="none" draw:textarea-vertical-align="middle"/>
    </style:style>
    <style:style style:name="gr9" style:family="graphic" style:parent-style-name="objectwithoutfill">
      <style:graphic-properties draw:stroke="dash" draw:stroke-dash="Ultrafine_20_Dashed" svg:stroke-width="0cm" svg:stroke-color="#00cc00" draw:marker-start-width="0.2cm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solid" draw:fill-color="#ffffff" fo:min-height="0.381cm"/>
    </style:style>
    <style:style style:name="gr11" style:family="graphic" style:parent-style-name="standard">
      <style:graphic-properties svg:stroke-color="#000000" draw:fill="gradient" draw:fill-gradient-name="Tango_20_Red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color="#000000" draw:fill="gradient" draw:fill-gradient-name="Tango_20_Yellow" draw:opacity="50%" draw:textarea-horizontal-align="justify" draw:textarea-vertical-align="middle" draw:auto-grow-height="false" draw:shadow-opacity="50%"/>
    </style:style>
    <style:style style:name="gr14" style:family="graphic" style:parent-style-name="standard">
      <style:graphic-properties svg:stroke-color="#000000" draw:fill="gradient" draw:fill-gradient-name="Tango_20_Green" draw:opacity="50%" draw:textarea-horizontal-align="justify" draw:textarea-vertical-align="middle" draw:auto-grow-height="false" draw:shadow-opacity="50%"/>
    </style:style>
    <style:style style:name="gr15" style:family="graphic" style:parent-style-name="Object_20_with_20_no_20_fill_20_and_20_no_20_line">
      <style:graphic-properties draw:textarea-vertical-align="middle" draw:ole-draw-aspect="1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67cm"/>
    </style:style>
    <style:style style:name="gr18" style:family="graphic" style:parent-style-name="standard">
      <style:graphic-properties draw:stroke="none" svg:stroke-color="#000000" draw:fill="none" draw:fill-color="#ffffff" fo:min-height="0.381cm"/>
    </style:style>
    <style:style style:name="gr19" style:family="graphic" style:parent-style-name="standard">
      <style:graphic-properties draw:stroke="none" svg:stroke-color="#000000" draw:fill="solid" draw:fill-color="#ffffff" draw:opacity="0%" fo:min-height="0.381cm" draw:shadow-opacity="0%"/>
    </style:style>
    <style:style style:name="P1" style:family="paragraph"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Ubuntu" fo:font-size="12pt" style:font-size-asian="12pt" style:font-size-complex="12pt"/>
    </style:style>
    <style:style style:name="P4" style:family="paragraph">
      <style:text-properties style:font-name="Ubuntu" fo:font-size="8pt" style:font-size-asian="8pt" style:font-size-complex="8pt"/>
    </style:style>
    <style:style style:name="P5" style:family="paragraph">
      <style:text-properties style:font-name="LM Roman 5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style:font-name="Ubuntu" fo:font-size="8pt" style:font-size-asian="8pt" style:font-size-complex="8pt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58%" style:font-name="Ubuntu" fo:font-size="12pt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style:text-position="sub 58%" style:font-name="Ubuntu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" fo:font-size="8pt" style:font-size-asian="8pt" style:font-size-complex="8pt"/>
    </style:style>
    <style:style style:name="T6" style:family="text">
      <style:text-properties style:font-name="LM Roman 5"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position="super 58%" style:font-name="LM Roman 5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0.762cm" svg:height="3.175cm" svg:x="11.562cm" svg:y="1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62cm" svg:height="3.175cm" svg:x="11.361cm" svg:y="14.108cm">
          <text:p text:style-name="P2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0.762cm" svg:height="3.175cm" svg:x="11.562cm" svg:y="10.3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762cm" svg:height="3.175cm" svg:x="11.361cm" svg:y="10.244cm">
          <text:p text:style-name="P2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3" draw:layer="layout" svg:width="5.588cm" svg:height="0.762cm" svg:x="1.889cm" svg:y="11.088cm">
            <text:p text:style-name="P2"><text:span text:style-name="T1">W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88cm" svg:height="0.762cm" svg:x="1.889cm" svg:y="11.85cm">
            <text:p text:style-name="P2"><text:span text:style-name="T1">W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88cm" svg:height="0.762cm" svg:x="1.889cm" svg:y="12.612cm">
            <text:p text:style-name="P2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88cm" svg:height="0.762cm" svg:x="1.889cm" svg:y="13.374cm">
            <text:p text:style-name="P2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88cm" svg:height="0.762cm" svg:x="1.889cm" svg:y="14.136cm">
            <text:p text:style-name="P2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88cm" svg:height="0.762cm" svg:x="1.889cm" svg:y="14.898cm">
            <text:p text:style-name="P2"><text:span text:style-name="T1">W</text:span><text:span text:style-name="T2">n -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88cm" svg:height="0.762cm" svg:x="1.889cm" svg:y="15.66cm">
            <text:p text:style-name="P2"><text:span text:style-name="T1">W</text:span><text:span text:style-name="T2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1" draw:layer="layout" svg:width="5.588cm" svg:height="0.784cm" svg:x="1.889cm" svg:y="10.122cm">
          <draw:text-box>
            <text:p text:style-name="P2"><text:span text:style-name="T1">Word Embedding Matrix</text:span></text:p>
          </draw:text-box>
        </draw:frame>
        <draw:custom-shape draw:style-name="gr5" draw:text-style-name="P2" draw:layer="layout" svg:width="5.588cm" svg:height="2.286cm" svg:x="1.889cm" svg:y="11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762cm" svg:height="3.175cm" svg:x="11.16cm" svg:y="10.144cm">
          <text:p text:style-name="P2"><text:span text:style-name="T1">F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0.762cm" svg:height="3.175cm" svg:x="11.16cm" svg:y="14.208cm">
          <text:p text:style-name="P2"><text:span text:style-name="T1">F</text:span><text:span text:style-name="T4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588cm" svg:height="3.895cm" svg:x="1.889cm" svg:y="12.557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7.477cm" svg:y1="11.033cm" svg:x2="11.541cm" svg:y2="10.525cm">
          <text:p/>
        </draw:line>
        <draw:line draw:style-name="gr7" draw:text-style-name="P2" draw:layer="layout" svg:x1="7.477cm" svg:y1="13.319cm" svg:x2="11.541cm" svg:y2="10.525cm">
          <text:p/>
        </draw:line>
        <draw:line draw:style-name="gr7" draw:text-style-name="P2" draw:layer="layout" svg:x1="1.889cm" svg:y1="11.033cm" svg:x2="11.541cm" svg:y2="10.525cm">
          <text:p/>
        </draw:line>
        <draw:line draw:style-name="gr7" draw:text-style-name="P2" draw:layer="layout" svg:x1="1.889cm" svg:y1="13.319cm" svg:x2="11.541cm" svg:y2="10.525cm">
          <text:p/>
        </draw:line>
        <draw:line draw:style-name="gr8" draw:text-style-name="P2" draw:layer="layout" svg:x1="7.477cm" svg:y1="12.557cm" svg:x2="11.541cm" svg:y2="14.589cm">
          <text:p/>
        </draw:line>
        <draw:line draw:style-name="gr8" draw:text-style-name="P2" draw:layer="layout" svg:x1="1.889cm" svg:y1="12.557cm" svg:x2="11.541cm" svg:y2="14.589cm">
          <text:p/>
        </draw:line>
        <draw:line draw:style-name="gr8" draw:text-style-name="P2" draw:layer="layout" svg:x1="1.889cm" svg:y1="16.494cm" svg:x2="11.541cm" svg:y2="14.589cm">
          <text:p/>
        </draw:line>
        <draw:line draw:style-name="gr9" draw:text-style-name="P2" draw:layer="layout" svg:x1="7.477cm" svg:y1="16.494cm" svg:x2="11.541cm" svg:y2="14.589cm">
          <text:p/>
        </draw:line>
        <draw:frame draw:style-name="gr10" draw:text-style-name="P4" draw:layer="layout" svg:width="3.175cm" svg:height="0.631cm" svg:x="7.858cm" svg:y="13.446cm">
          <draw:text-box>
            <text:p><text:span text:style-name="T5">n-gram Convolutions</text:span></text:p>
          </draw:text-box>
        </draw:frame>
        <draw:custom-shape draw:style-name="gr11" draw:text-style-name="P1" xml:id="id2" draw:id="id2" draw:layer="layout" svg:width="0.762cm" svg:height="0.762cm" svg:x="14.716cm" svg:y="12.176cm">
          <text:p text:style-name="P2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0.762cm" svg:height="0.762cm" svg:x="14.716cm" svg:y="12.938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762cm" svg:height="0.762cm" svg:x="14.716cm" svg:y="13.7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6" draw:id="id6" draw:layer="layout" svg:width="0.762cm" svg:height="0.762cm" svg:x="14.716cm" svg:y="14.462cm">
          <text:p text:style-name="P2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5.588cm" svg:height="0.784cm" svg:x="8.747cm" svg:y="9.36cm">
          <draw:text-box>
            <text:p text:style-name="P2"><text:span text:style-name="T1">Feature Maps</text:span></text:p>
          </draw:text-box>
        </draw:frame>
        <draw:frame draw:style-name="gr4" draw:text-style-name="P1" draw:layer="layout" svg:width="3.937cm" svg:height="0.784cm" svg:x="13.065cm" svg:y="9.814cm">
          <draw:text-box>
            <text:p text:style-name="P2"><text:span text:style-name="T1">Sentence Vector</text:span></text:p>
          </draw:text-box>
        </draw:frame>
        <draw:g>
          <draw:custom-shape draw:style-name="gr3" draw:text-style-name="P1" draw:layer="layout" svg:width="0.762cm" svg:height="4.064cm" svg:x="17.891cm" svg:y="11.723cm">
            <text:p text:style-name="P2"><text:span text:style-name="T1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762cm" svg:height="2.54cm" svg:x="21.193cm" svg:y="12.485cm">
            <text:p text:style-name="P2"><text:span text:style-name="T1">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2" draw:layer="layout" svg:width="2.006cm" svg:height="1.002cm" svg:x="12.078cm" svg:y="17.7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3.683cm" svg:height="0.784cm" svg:x="16.494cm" svg:y="11.011cm">
          <draw:text-box>
            <text:p text:style-name="P2"><text:span text:style-name="T1">Latent Vector</text:span></text:p>
          </draw:text-box>
        </draw:frame>
        <draw:line draw:style-name="gr16" draw:text-style-name="P2" draw:layer="layout" svg:x1="15.351cm" svg:y1="13.7cm" svg:x2="17.891cm" svg:y2="13.7cm">
          <text:p/>
        </draw:line>
        <draw:line draw:style-name="gr16" draw:text-style-name="P2" draw:layer="layout" svg:x1="18.653cm" svg:y1="13.7cm" svg:x2="21.193cm" svg:y2="13.7cm">
          <text:p/>
        </draw:line>
        <draw:frame draw:style-name="gr17" draw:text-style-name="P5" draw:layer="layout" svg:width="1.397cm" svg:height="0.917cm" svg:x="15.986cm" svg:y="13.573cm">
          <draw:text-box>
            <text:p><text:span text:style-name="T6">R</text:span><text:span text:style-name="T7">i</text:span></text:p>
          </draw:text-box>
        </draw:frame>
        <draw:line draw:style-name="gr16" draw:text-style-name="P2" draw:layer="layout" svg:x1="21.955cm" svg:y1="13.7cm" svg:x2="23.479cm" svg:y2="13.7cm">
          <text:p/>
        </draw:line>
        <draw:frame draw:style-name="gr17" draw:text-style-name="P5" draw:layer="layout" svg:width="1.397cm" svg:height="0.917cm" svg:x="19.187cm" svg:y="13.574cm">
          <draw:text-box>
            <text:p><text:span text:style-name="T6">R</text:span><text:span text:style-name="T7">h</text:span></text:p>
          </draw:text-box>
        </draw:frame>
        <draw:frame draw:style-name="gr17" draw:text-style-name="P5" draw:layer="layout" svg:width="1.397cm" svg:height="0.917cm" svg:x="21.988cm" svg:y="13.575cm">
          <draw:text-box>
            <text:p><text:span text:style-name="T6">R</text:span><text:span text:style-name="T7">k</text:span></text:p>
          </draw:text-box>
        </draw:frame>
        <draw:frame draw:style-name="gr18" draw:text-style-name="P4" draw:layer="layout" svg:width="2.667cm" svg:height="0.631cm" svg:x="15.351cm" svg:y="13.069cm">
          <draw:text-box>
            <text:p><text:span text:style-name="T5">Fully Connected</text:span></text:p>
          </draw:text-box>
        </draw:frame>
        <draw:frame draw:style-name="gr18" draw:text-style-name="P4" draw:layer="layout" svg:width="2.667cm" svg:height="0.631cm" svg:x="18.652cm" svg:y="13.07cm">
          <draw:text-box>
            <text:p><text:span text:style-name="T5">Fully Connected</text:span></text:p>
          </draw:text-box>
        </draw:frame>
        <draw:frame draw:style-name="gr4" draw:text-style-name="P1" draw:layer="layout" svg:width="4.318cm" svg:height="0.784cm" svg:x="19.415cm" svg:y="11.668cm">
          <draw:text-box>
            <text:p text:style-name="P2"><text:span text:style-name="T1">Output Vector</text:span></text:p>
          </draw:text-box>
        </draw:frame>
        <draw:frame draw:style-name="gr19" draw:text-style-name="P6" draw:layer="layout" svg:width="2.54cm" svg:height="0.895cm" svg:x="12.049cm" svg:y="13.313cm">
          <draw:text-box>
            <text:p text:style-name="P2"><text:span text:style-name="T5">Max Over Time</text:span></text:p>
            <text:p text:style-name="P2"><text:span text:style-name="T5">Pooling</text:span></text:p>
          </draw:text-box>
        </draw:frame>
        <draw:custom-shape draw:style-name="gr11" draw:text-style-name="P1" draw:layer="layout" svg:width="0.762cm" svg:height="0.762cm" svg:x="14.717cm" svg:y="11.4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4" draw:id="id4" draw:layer="layout" svg:width="0.762cm" svg:height="0.762cm" svg:x="14.716cm" svg:y="10.6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762cm" svg:x="14.716cm" svg:y="15.2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8" draw:id="id8" draw:layer="layout" svg:width="0.762cm" svg:height="0.762cm" svg:x="14.716cm" svg:y="15.9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type="line" svg:x1="12.324cm" svg:y1="11.931cm" svg:x2="14.716cm" svg:y2="12.557cm" draw:start-shape="id1" draw:start-glue-point="1" draw:end-shape="id2" draw:end-glue-point="3" svg:d="M12324 11931l2392 626" svg:viewBox="0 0 2393 627">
          <text:p/>
        </draw:connector>
        <draw:connector draw:style-name="gr16" draw:text-style-name="P2" draw:layer="layout" draw:type="line" svg:x1="11.922cm" svg:y1="11.731cm" svg:x2="14.716cm" svg:y2="11.033cm" draw:start-shape="id3" draw:start-glue-point="1" draw:end-shape="id4" draw:end-glue-point="3" svg:d="M11922 11731l2794-698" svg:viewBox="0 0 2795 699">
          <text:p/>
        </draw:connector>
        <draw:connector draw:style-name="gr16" draw:text-style-name="P2" draw:layer="layout" draw:type="line" svg:x1="11.922cm" svg:y1="15.795cm" svg:x2="14.716cm" svg:y2="14.843cm" draw:start-shape="id5" draw:start-glue-point="1" draw:end-shape="id6" draw:end-glue-point="3" svg:d="M11922 15795l2794-952" svg:viewBox="0 0 2795 953">
          <text:p/>
        </draw:connector>
        <draw:connector draw:style-name="gr16" draw:text-style-name="P2" draw:layer="layout" draw:type="line" svg:x1="12.324cm" svg:y1="15.595cm" svg:x2="14.716cm" svg:y2="16.367cm" draw:start-shape="id7" draw:start-glue-point="1" draw:end-shape="id8" draw:end-glue-point="3" svg:d="M12324 15595l2392 772" svg:viewBox="0 0 2393 7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0:51:46.966437085</meta:creation-date>
    <dc:date>2017-10-26T19:21:31.441518415</dc:date>
    <meta:editing-duration>PT2H39M7S</meta:editing-duration>
    <meta:editing-cycles>11</meta:editing-cycles>
    <meta:generator>LibreOffice/4.2.8.2$Linux_X86_64 LibreOffice_project/420m0$Build-2</meta:generator>
    <meta:document-statistic meta:object-count="55"/>
  </office:meta>
</office:document-meta>
</file>

<file path=Object 1/content.xml><?xml version="1.0" encoding="utf-8"?>
<math xmlns="http://www.w3.org/1998/Math/MathML" display="block"/>
</file>